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5e9e" officeooo:paragraph-rsid="001e5e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5:27:33.735130884</meta:creation-date>
    <dc:date>2019-08-08T15:27:53.857459743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7.3$Linux_X86_64 LibreOffice_project/00m0$Build-3</meta:generator>
  </office:meta>
</office:document-meta>
</file>